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language="en" fo:country="GB" style:font-size-asian="10.5pt"/>
    </style:style>
    <style:style style:name="P2" style:family="paragraph" style:parent-style-name="Standard">
      <style:text-properties fo:language="en" fo:country="GB" officeooo:rsid="002001aa" officeooo:paragraph-rsid="002001aa" style:font-size-asian="10.5pt"/>
    </style:style>
    <style:style style:name="P3" style:family="paragraph" style:parent-style-name="Standard">
      <style:text-properties fo:language="en" fo:country="GB" officeooo:rsid="002001aa" officeooo:paragraph-rsid="00256cf4" style:font-size-asian="10.5pt"/>
    </style:style>
    <style:style style:name="P4" style:family="paragraph" style:parent-style-name="Standard">
      <style:text-properties fo:language="en" fo:country="GB" officeooo:rsid="0020e60d" style:font-size-asian="10.5pt"/>
    </style:style>
    <style:style style:name="P5" style:family="paragraph" style:parent-style-name="Standard">
      <style:text-properties fo:language="en" fo:country="GB" officeooo:paragraph-rsid="00236162" style:font-size-asian="10.5pt"/>
    </style:style>
    <style:style style:name="P6" style:family="paragraph" style:parent-style-name="Standard">
      <style:text-properties fo:language="en" fo:country="GB" officeooo:paragraph-rsid="00270e41" style:font-size-asian="10.5pt"/>
    </style:style>
    <style:style style:name="P7" style:family="paragraph" style:parent-style-name="Standard">
      <style:text-properties fo:language="en" fo:country="GB" officeooo:paragraph-rsid="002fd401" style:font-size-asian="10.5pt"/>
    </style:style>
    <style:style style:name="P8" style:family="paragraph" style:parent-style-name="Standard">
      <style:text-properties fo:color="#ce181e" fo:language="en" fo:country="GB" style:font-size-asian="10.5pt"/>
    </style:style>
    <style:style style:name="P9" style:family="paragraph" style:parent-style-name="Standard">
      <style:text-properties style:font-name="serif" fo:font-size="10.5pt"/>
    </style:style>
    <style:style style:name="P10" style:family="paragraph" style:parent-style-name="Standard">
      <style:paragraph-properties fo:padding-left="0in" fo:padding-right="0in" fo:padding-top="0in" fo:padding-bottom="0.0291in" fo:border-left="none" fo:border-right="none" fo:border-top="none" fo:border-bottom="0.06pt solid #000000" style:join-border="false"/>
      <style:text-properties fo:language="en" fo:country="GB" style:font-size-asian="10.5pt"/>
    </style:style>
    <style:style style:name="T1" style:family="text">
      <style:text-properties officeooo:rsid="001be0a5"/>
    </style:style>
    <style:style style:name="T2" style:family="text">
      <style:text-properties fo:language="en" fo:country="GB" style:font-size-asian="10.5pt"/>
    </style:style>
    <style:style style:name="T3" style:family="text">
      <style:text-properties officeooo:rsid="00270e41"/>
    </style:style>
    <style:style style:name="T4" style:family="text">
      <style:text-properties fo:color="#ce181e"/>
    </style:style>
    <style:style style:name="T5" style:family="text">
      <style:text-properties fo:color="#ce181e" officeooo:rsid="00289bd7"/>
    </style:style>
    <style:style style:name="T6" style:family="text">
      <style:text-properties fo:color="#ce181e" officeooo:rsid="002dfabe"/>
    </style:style>
    <style:style style:name="T7" style:family="text">
      <style:text-properties fo:color="#000000"/>
    </style:style>
    <style:style style:name="T8" style:family="text">
      <style:text-properties fo:color="#000000" officeooo:rsid="00270e41"/>
    </style:style>
    <style:style style:name="T9" style:family="text">
      <style:text-properties fo:color="#000000" officeooo:rsid="002fd401"/>
    </style:style>
    <style:style style:name="T10" style:family="text">
      <style:text-properties fo:color="#000000" officeooo:rsid="003373f8"/>
    </style:style>
    <style:style style:name="T11" style:family="text">
      <style:text-properties fo:color="#000000" officeooo:rsid="00367a3e"/>
    </style:style>
    <style:style style:name="T12" style:family="text">
      <style:text-properties officeooo:rsid="003834f1"/>
    </style:style>
    <style:style style:name="T13" style:family="text">
      <style:text-properties officeooo:rsid="003d08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7">The next generation of tightly interconnected vehicles offers a variety of new technological as well as <text:s/>business opportunities. Vehicles form so called vehicular ad-hoc networks (VANETs) in order to enable vehicle-to-vehicle (V2V), vehicle-to-infrastructure (V2I), vehicle-to-human (V2H), or in general vehicle-to-everything (V2X) communication and interaction. <text:span text:style-name="T3">In our previous research paper, we presented a blockchain-based system that enables a manufacturer agnostic platform solution that allows VANET participants to enact and transact any kind of services and goods. Usually, sophisticated systems of interconnected cars in the context of VANETs assume a full coverage of 5G networks to unfold their full potential. However, nowadays network infrastructure is not 5G ready. Moreover, even the existing non-5G infrastructure is unreliable and does not provide full coverage of all areas that might be relevant for VANET-based systems. Hence, the conventional of all nodes being connected to one blockchain at all times is not feasible. In addition, traditional blockchains al</text:span><text:span text:style-name="T8">so require every node to process </text:span><text:span text:style-name="T9">each transaction and smart contract</text:span><text:span text:style-name="T8"> commands </text:span><text:span text:style-name="T9">which is highly inefficient</text:span><text:span text:style-name="T8">. </text:span><text:span text:style-name="T11">Therefore</text:span><text:span text:style-name="T10">, w</text:span><text:span text:style-name="T8">e pres</text:span><text:span text:style-name="T3">ent a solution based on so called mobile ad hoc blockchains thats enables groups of nodes </text:span><text:span text:style-name="T4">involved in any task or activity </text:span><text:span text:style-name="T6">to</text:span><text:span text:style-name="T4"> effectively form temporary networks and coordinate themselves. </text:span><text:span text:style-name="T5">They</text:span><text:span text:style-name="T4"> only connect to </text:span><text:span text:style-name="T5">nodes</text:span><text:span text:style-name="T4"> they need to be connected to, based on service and location, for the duration of their interaction.</text:span><text:span text:style-name="T7"> </text:span></text:p>
      <text:p text:style-name="P6"/>
      <text:p text:style-name="P6">This whitepaper fills the gap in the state of the art by introducing <text:span text:style-name="T12">a VANET protocol based on mobile ad hoc blockchains that allows groups of nodes to be temporarily disconnected from the overall network but still being able to enact and transact on a local network level for the duration of their interaction. As </text:span></text:p>
      <text:p text:style-name="P1"/>
      <text:p text:style-name="P4"/>
      <text:p text:style-name="P2"/>
      <text:p text:style-name="P2">Formal Verification</text:p>
      <text:p text:style-name="P2">mobile ad hoc blockchains</text:p>
      <text:p text:style-name="P2"/>
      <text:p text:style-name="P3">Tezos</text:p>
      <text:p text:style-name="P3">Self-amending</text:p>
      <text:p text:style-name="P2"/>
      <text:p text:style-name="P5"><text:tab/><text:tab/></text:p>
      <text:p text:style-name="P5"/>
      <text:p text:style-name="P5"><text:span text:style-name="T13">W</text:span>e present the advantages of the system, outline the requirements and goals, as well as the architecture of the Chorus V2X platform and eco-system. In addition, we present a prototype that demonstrates how our system helps mitigating traffic congestions and at the same time provides a mean to car insurance companies to incentivize their customers to practice good driving behavior.</text:p>
      <text:p text:style-name="P1"/>
      <text:p text:style-name="P1"/>
      <text:p text:style-name="P9"><text:span text:style-name="T2">We present Tezos, a generic and self-amending crypto-ledger. Tezos </text:span>can instantiate any blockchain based ledger. The operations of a regular blockchain are implemented as a purely functional module abstracted into a shell responsible for network operations. Bitcoin, Ethereum, Cryptonote, etc. can all be represented within Tezos by implementing the proper interface to the network layer. Most importantly, Tezos supports meta upgrades: the protocols can evolve by amending their own code. To achieve this, Tezos begins with a seed protocol defining a procedure for stakeholders to approve amendments to the protocol, including amendments to the voting procedure itself. In addition, Tezos’s seed protocol is based on a pure proof-of-stake system and supports Turing complete smart contracts. Tezos is implemented in OCaml, a powerful functional programming language offering speed, an unambiguous syntax and semantic, and an ecosystem making Tezos a good candidate for formal proofs of correctness.</text:p>
      <text:p text:style-name="P1"/>
      <text:p text:style-name="P1"/>
      <text:p text:style-name="P10"/>
      <text:p text:style-name="P1"/>
      <text:p text:style-name="P1"/>
      <text:p text:style-name="P8"><text:soft-page-break/>The peer-to-peer economy, where individuals are both consumers and providers of goods and services, is paradoxically built on centralised client-server infrastructure. Attempts at moving these services on public blockchains, to mitigate the trust factor, are very inefficient because they require every node, across the world, to process everybody’s commands. Part of the problem can be addressed by designing more efficient consensus protocols, but the idea of implementing localised services on a global public network is <text:span text:style-name="T1">fundamentally</text:span> flawed. We suggest a system, based on mobile</text:p>
      <text:p text:style-name="P8">ad hoc blockchains, whereby groups of people involved in any task or activity can effectively form temporary networks, with their mobile devices, and coordinate themselves without delegating full responsibility to trusted third parties. Users only connect to people they need to be connected</text:p>
      <text:p text:style-name="P8">to, based on service and location, for the duration of their interaction. The system initially relies on Babble, a consensus module suitable for mobile deployments, and the MONET Hub, a public blockchain providing infrastructure service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1T14:12:45.021324099</meta:creation-date>
    <dc:date>2018-08-21T17:25:10.876712110</dc:date>
    <meta:editing-duration>PT3H12M11S</meta:editing-duration>
    <meta:editing-cycles>34</meta:editing-cycles>
    <meta:generator>LibreOffice/6.0.3.2$Linux_X86_64 LibreOffice_project/00m0$Build-2</meta:generator>
    <meta:document-statistic meta:table-count="0" meta:image-count="0" meta:object-count="0" meta:page-count="2" meta:paragraph-count="12" meta:word-count="651" meta:character-count="4393" meta:non-whitespace-character-count="3748"/>
  </office:meta>
</office:document-meta>
</file>